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cc238" officeooo:paragraph-rsid="000cc2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de trabajo.</text:p>
      <text:p text:style-name="P1">Instrucciones.</text:p>
      <text:p text:style-name="P1"/>
      <text:p text:style-name="P1">Todos los integrantes de todos los equipos serán sujetos experimentales en esta práctica.</text:p>
      <text:p text:style-name="P1"/>
      <text:p text:style-name="P1">Cada integrante realizará seis ensayos: tres con números de un solo dígito (1, 2, 3...), y tres con números de tres dígitos (254, 712, 337...). Cada ensayo se realizará con una lista distinta de números aleatorios, de modo que ningún participante repetirá los dígitos usados por otro.</text:p>
      <text:p text:style-name="P1"/>
      <text:p text:style-name="P1">Para cada ensayo se necesitará de un participante y un experimentador. La labor del experimentador será leer una de las listas de números al azar de forma progresiva, mientras que la labor del participante será memorizarla. </text:p>
      <text:p text:style-name="P1"/>
      <text:p text:style-name="P1">En la primera condición el experimentador leerá el primer dígito de la lista de dígitos sencillos y el participante lo repetirá enseguida. Después, el experimentador leerá de nuevo el primer dígito seguido del segundo dígito, y el participante repetirá ambos. El ensayo continuará de este modo hasta que el participante cometa un error. En ese momento se registrará cuántos dígitos consiguió memorizar exitosamente antes de cometer un error. </text:p>
      <text:p text:style-name="P1"/>
      <text:p text:style-name="P1">Será importante que el experimentador lea los dígitos a un ritmo regular y sin ninguna entonación.</text:p>
      <text:p text:style-name="P1"/>
      <text:p text:style-name="P1">Para obtener una medida más confiable se repetirá el experimento dos veces más con listas distintas, y al final se promediará el número de dígitos memorizados para cada participante.</text:p>
      <text:p text:style-name="P1"/>
      <text:p text:style-name="P1">La segunda condición será idéntica, pero se utilizarán las listas de números de tres dígit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21:21.183022495</meta:creation-date>
    <dc:date>2023-04-10T14:56:59.834637321</dc:date>
    <meta:editing-duration>PT35M40S</meta:editing-duration>
    <meta:editing-cycles>1</meta:editing-cycles>
    <meta:document-statistic meta:table-count="0" meta:image-count="0" meta:object-count="0" meta:page-count="1" meta:paragraph-count="9" meta:word-count="228" meta:character-count="1445" meta:non-whitespace-character-count="1224"/>
    <meta:generator>LibreOffice/7.5.2.2$Linux_X86_64 LibreOffice_project/50$Build-2</meta:generator>
  </office:meta>
</office:document-meta>
</file>